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00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prob</text:p>
          </table:table-cell>
          <table:table-cell table:style-name="ce1"/>
          <table:table-cell table:style-name="ce1" office:value-type="string" calcext:value-type="string">
            <text:p>def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blu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&quot;{&quot; &amp; CHAR(10) &amp; &quot;color : '&quot; &amp; [.A2] &amp; &quot;',&quot; &amp; CHAR(10) &amp; &quot;size : &quot; &amp; [.B2]&amp; &quot;,&quot; &amp; CHAR(10) &amp; &quot;probability : &quot; &amp; [.C2] &amp; CHAR(10) &amp; &quot;},&quot;" office:value-type="string" office:string-value="{&#10;color : 'blue',&#10;size : 1,&#10;probability : 1&#10;}," calcext:value-type="string">
            <text:p>{<text:line-break/>color : 'blue',<text:line-break/>size : 1,<text:line-break/>probability : 1<text:line-break/>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{&quot; &amp; CHAR(10) &amp; &quot;color : '&quot; &amp; [.A3] &amp; &quot;',&quot; &amp; CHAR(10) &amp; &quot;size : &quot; &amp; [.B3]&amp; &quot;,&quot; &amp; CHAR(10) &amp; &quot;probability : &quot; &amp; [.C3] &amp; CHAR(10) &amp; &quot;},&quot;" office:value-type="string" office:string-value="{&#10;color : 'blue',&#10;size : 2,&#10;probability : 3&#10;}," calcext:value-type="string">
            <text:p>{<text:line-break/>color : 'blue',<text:line-break/>size : 2,<text:line-break/>probability : 3<text:line-break/>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&quot;{&quot; &amp; CHAR(10) &amp; &quot;color : '&quot; &amp; [.A4] &amp; &quot;',&quot; &amp; CHAR(10) &amp; &quot;size : &quot; &amp; [.B4]&amp; &quot;,&quot; &amp; CHAR(10) &amp; &quot;probability : &quot; &amp; [.C4] &amp; CHAR(10) &amp; &quot;},&quot;" office:value-type="string" office:string-value="{&#10;color : 'blue',&#10;size : 3,&#10;probability : 19&#10;}," calcext:value-type="string">
            <text:p>{<text:line-break/>color : 'blue',<text:line-break/>size : 3,<text:line-break/>probability : 19<text:line-break/>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{&quot; &amp; CHAR(10) &amp; &quot;color : '&quot; &amp; [.A5] &amp; &quot;',&quot; &amp; CHAR(10) &amp; &quot;size : &quot; &amp; [.B5]&amp; &quot;,&quot; &amp; CHAR(10) &amp; &quot;probability : &quot; &amp; [.C5] &amp; CHAR(10) &amp; &quot;},&quot;" office:value-type="string" office:string-value="{&#10;color : 'blue',&#10;size : 4,&#10;probability : 2&#10;}," calcext:value-type="string">
            <text:p>{<text:line-break/>color : 'blue',<text:line-break/>size : 4,<text:line-break/>probability : 2<text:line-break/>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&quot;{&quot; &amp; CHAR(10) &amp; &quot;color : '&quot; &amp; [.A6] &amp; &quot;',&quot; &amp; CHAR(10) &amp; &quot;size : &quot; &amp; [.B6]&amp; &quot;,&quot; &amp; CHAR(10) &amp; &quot;probability : &quot; &amp; [.C6] &amp; CHAR(10) &amp; &quot;},&quot;" office:value-type="string" office:string-value="{&#10;color : 'brown',&#10;size : 1,&#10;probability : 1&#10;}," calcext:value-type="string">
            <text:p>{<text:line-break/>color : 'brown',<text:line-break/>size : 1,<text:line-break/>probability : 1<text:line-break/>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{&quot; &amp; CHAR(10) &amp; &quot;color : '&quot; &amp; [.A7] &amp; &quot;',&quot; &amp; CHAR(10) &amp; &quot;size : &quot; &amp; [.B7]&amp; &quot;,&quot; &amp; CHAR(10) &amp; &quot;probability : &quot; &amp; [.C7] &amp; CHAR(10) &amp; &quot;},&quot;" office:value-type="string" office:string-value="{&#10;color : 'brown',&#10;size : 3,&#10;probability : 1&#10;}," calcext:value-type="string">
            <text:p>{<text:line-break/>color : 'brown',<text:line-break/>size : 3,<text:line-break/>probability : 1<text:line-break/>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w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{&quot; &amp; CHAR(10) &amp; &quot;color : '&quot; &amp; [.A8] &amp; &quot;',&quot; &amp; CHAR(10) &amp; &quot;size : &quot; &amp; [.B8]&amp; &quot;,&quot; &amp; CHAR(10) &amp; &quot;probability : &quot; &amp; [.C8] &amp; CHAR(10) &amp; &quot;},&quot;" office:value-type="string" office:string-value="{&#10;color : 'brown',&#10;size : 4,&#10;probability : 1&#10;}," calcext:value-type="string">
            <text:p>{<text:line-break/>color : 'brown',<text:line-break/>size : 4,<text:line-break/>probability : 1<text:line-break/>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ang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&quot;{&quot; &amp; CHAR(10) &amp; &quot;color : '&quot; &amp; [.A9] &amp; &quot;',&quot; &amp; CHAR(10) &amp; &quot;size : &quot; &amp; [.B9]&amp; &quot;,&quot; &amp; CHAR(10) &amp; &quot;probability : &quot; &amp; [.C9] &amp; CHAR(10) &amp; &quot;},&quot;" office:value-type="string" office:string-value="{&#10;color : 'orange',&#10;size : 1,&#10;probability : 1&#10;}," calcext:value-type="string">
            <text:p>{<text:line-break/>color : 'orange',<text:line-break/>size : 1,<text:line-break/>probability : 1<text:line-break/>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&quot;{&quot; &amp; CHAR(10) &amp; &quot;color : '&quot; &amp; [.A10] &amp; &quot;',&quot; &amp; CHAR(10) &amp; &quot;size : &quot; &amp; [.B10]&amp; &quot;,&quot; &amp; CHAR(10) &amp; &quot;probability : &quot; &amp; [.C10] &amp; CHAR(10) &amp; &quot;},&quot;" office:value-type="string" office:string-value="{&#10;color : 'orange',&#10;size : 2,&#10;probability : 5&#10;}," calcext:value-type="string">
            <text:p>{<text:line-break/>color : 'orange',<text:line-break/>size : 2,<text:line-break/>probability : 5<text:line-break/>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{&quot; &amp; CHAR(10) &amp; &quot;color : '&quot; &amp; [.A11] &amp; &quot;',&quot; &amp; CHAR(10) &amp; &quot;size : &quot; &amp; [.B11]&amp; &quot;,&quot; &amp; CHAR(10) &amp; &quot;probability : &quot; &amp; [.C11] &amp; CHAR(10) &amp; &quot;},&quot;" office:value-type="string" office:string-value="{&#10;color : 'orange',&#10;size : 3,&#10;probability : 10&#10;}," calcext:value-type="string">
            <text:p>{<text:line-break/>color : 'orange',<text:line-break/>size : 3,<text:line-break/>probability : 10<text:line-break/>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{&quot; &amp; CHAR(10) &amp; &quot;color : '&quot; &amp; [.A12] &amp; &quot;',&quot; &amp; CHAR(10) &amp; &quot;size : &quot; &amp; [.B12]&amp; &quot;,&quot; &amp; CHAR(10) &amp; &quot;probability : &quot; &amp; [.C12] &amp; CHAR(10) &amp; &quot;},&quot;" office:value-type="string" office:string-value="{&#10;color : 'orange',&#10;size : 4,&#10;probability : 1&#10;}," calcext:value-type="string">
            <text:p>{<text:line-break/>color : 'orange',<text:line-break/>size : 4,<text:line-break/>probability : 1<text:line-break/>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{&quot; &amp; CHAR(10) &amp; &quot;color : '&quot; &amp; [.A13] &amp; &quot;',&quot; &amp; CHAR(10) &amp; &quot;size : &quot; &amp; [.B13]&amp; &quot;,&quot; &amp; CHAR(10) &amp; &quot;probability : &quot; &amp; [.C13] &amp; CHAR(10) &amp; &quot;},&quot;" office:value-type="string" office:string-value="{&#10;color : 'red',&#10;size : 1,&#10;probability : 4&#10;}," calcext:value-type="string">
            <text:p>{<text:line-break/>color : 'red',<text:line-break/>size : 1,<text:line-break/>probability : 4<text:line-break/>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&quot;{&quot; &amp; CHAR(10) &amp; &quot;color : '&quot; &amp; [.A14] &amp; &quot;',&quot; &amp; CHAR(10) &amp; &quot;size : &quot; &amp; [.B14]&amp; &quot;,&quot; &amp; CHAR(10) &amp; &quot;probability : &quot; &amp; [.C14] &amp; CHAR(10) &amp; &quot;},&quot;" office:value-type="string" office:string-value="{&#10;color : 'red',&#10;size : 2,&#10;probability : 2&#10;}," calcext:value-type="string">
            <text:p>{<text:line-break/>color : 'red',<text:line-break/>size : 2,<text:line-break/>probability : 2<text:line-break/>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{&quot; &amp; CHAR(10) &amp; &quot;color : '&quot; &amp; [.A15] &amp; &quot;',&quot; &amp; CHAR(10) &amp; &quot;size : &quot; &amp; [.B15]&amp; &quot;,&quot; &amp; CHAR(10) &amp; &quot;probability : &quot; &amp; [.C15] &amp; CHAR(10) &amp; &quot;},&quot;" office:value-type="string" office:string-value="{&#10;color : 'red',&#10;size : 3,&#10;probability : 6&#10;}," calcext:value-type="string">
            <text:p>{<text:line-break/>color : 'red',<text:line-break/>size : 3,<text:line-break/>probability : 6<text:line-break/>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{&quot; &amp; CHAR(10) &amp; &quot;color : '&quot; &amp; [.A16] &amp; &quot;',&quot; &amp; CHAR(10) &amp; &quot;size : &quot; &amp; [.B16]&amp; &quot;,&quot; &amp; CHAR(10) &amp; &quot;probability : &quot; &amp; [.C16] &amp; CHAR(10) &amp; &quot;},&quot;" office:value-type="string" office:string-value="{&#10;color : 'red',&#10;size : 4,&#10;probability : 1&#10;}," calcext:value-type="string">
            <text:p>{<text:line-break/>color : 'red',<text:line-break/>size : 4,<text:line-break/>probability : 1<text:line-break/>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it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&quot;{&quot; &amp; CHAR(10) &amp; &quot;color : '&quot; &amp; [.A17] &amp; &quot;',&quot; &amp; CHAR(10) &amp; &quot;size : &quot; &amp; [.B17]&amp; &quot;,&quot; &amp; CHAR(10) &amp; &quot;probability : &quot; &amp; [.C17] &amp; CHAR(10) &amp; &quot;},&quot;" office:value-type="string" office:string-value="{&#10;color : 'white',&#10;size : 1,&#10;probability : 1&#10;}," calcext:value-type="string">
            <text:p>{<text:line-break/>color : 'white',<text:line-break/>size : 1,<text:line-break/>probability : 1<text:line-break/>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it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table:formula="of:=&quot;{&quot; &amp; CHAR(10) &amp; &quot;color : '&quot; &amp; [.A18] &amp; &quot;',&quot; &amp; CHAR(10) &amp; &quot;size : &quot; &amp; [.B18]&amp; &quot;,&quot; &amp; CHAR(10) &amp; &quot;probability : &quot; &amp; [.C18] &amp; CHAR(10) &amp; &quot;},&quot;" office:value-type="string" office:string-value="{&#10;color : 'white',&#10;size : 2,&#10;probability : 14&#10;}," calcext:value-type="string">
            <text:p>{<text:line-break/>color : 'white',<text:line-break/>size : 2,<text:line-break/>probability : 14<text:line-break/>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it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&quot;{&quot; &amp; CHAR(10) &amp; &quot;color : '&quot; &amp; [.A19] &amp; &quot;',&quot; &amp; CHAR(10) &amp; &quot;size : &quot; &amp; [.B19]&amp; &quot;,&quot; &amp; CHAR(10) &amp; &quot;probability : &quot; &amp; [.C19] &amp; CHAR(10) &amp; &quot;},&quot;" office:value-type="string" office:string-value="{&#10;color : 'white',&#10;size : 3,&#10;probability : 5&#10;}," calcext:value-type="string">
            <text:p>{<text:line-break/>color : 'white',<text:line-break/>size : 3,<text:line-break/>probability : 5<text:line-break/>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i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{&quot; &amp; CHAR(10) &amp; &quot;color : '&quot; &amp; [.A20] &amp; &quot;',&quot; &amp; CHAR(10) &amp; &quot;size : &quot; &amp; [.B20]&amp; &quot;,&quot; &amp; CHAR(10) &amp; &quot;probability : &quot; &amp; [.C20] &amp; CHAR(10) &amp; &quot;},&quot;" office:value-type="string" office:string-value="{&#10;color : 'white',&#10;size : 4,&#10;probability : 1&#10;}," calcext:value-type="string">
            <text:p>{<text:line-break/>color : 'white',<text:line-break/>size : 4,<text:line-break/>probability : 1<text:line-break/>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ellow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&quot;{&quot; &amp; CHAR(10) &amp; &quot;color : '&quot; &amp; [.A21] &amp; &quot;',&quot; &amp; CHAR(10) &amp; &quot;size : &quot; &amp; [.B21]&amp; &quot;,&quot; &amp; CHAR(10) &amp; &quot;probability : &quot; &amp; [.C21] &amp; CHAR(10) &amp; &quot;},&quot;" office:value-type="string" office:string-value="{&#10;color : 'yellow',&#10;size : 1,&#10;probability : 1&#10;}," calcext:value-type="string">
            <text:p>{<text:line-break/>color : 'yellow',<text:line-break/>size : 1,<text:line-break/>probability : 1<text:line-break/>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ellow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&quot;{&quot; &amp; CHAR(10) &amp; &quot;color : '&quot; &amp; [.A22] &amp; &quot;',&quot; &amp; CHAR(10) &amp; &quot;size : &quot; &amp; [.B22]&amp; &quot;,&quot; &amp; CHAR(10) &amp; &quot;probability : &quot; &amp; [.C22] &amp; CHAR(10) &amp; &quot;},&quot;" office:value-type="string" office:string-value="{&#10;color : 'yellow',&#10;size : 2,&#10;probability : 22&#10;}," calcext:value-type="string">
            <text:p>{<text:line-break/>color : 'yellow',<text:line-break/>size : 2,<text:line-break/>probability : 22<text:line-break/>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&quot;{&quot; &amp; CHAR(10) &amp; &quot;color : '&quot; &amp; [.A23] &amp; &quot;',&quot; &amp; CHAR(10) &amp; &quot;size : &quot; &amp; [.B23]&amp; &quot;,&quot; &amp; CHAR(10) &amp; &quot;probability : &quot; &amp; [.C23] &amp; CHAR(10) &amp; &quot;},&quot;" office:value-type="string" office:string-value="{&#10;color : 'yellow',&#10;size : 3,&#10;probability : 12&#10;}," calcext:value-type="string">
            <text:p>{<text:line-break/>color : 'yellow',<text:line-break/>size : 3,<text:line-break/>probability : 12<text:line-break/>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ell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{&quot; &amp; CHAR(10) &amp; &quot;color : '&quot; &amp; [.A24] &amp; &quot;',&quot; &amp; CHAR(10) &amp; &quot;size : &quot; &amp; [.B24]&amp; &quot;,&quot; &amp; CHAR(10) &amp; &quot;probability : &quot; &amp; [.C24] &amp; CHAR(10) &amp; &quot;},&quot;" office:value-type="string" office:string-value="{&#10;color : 'yellow',&#10;size : 4,&#10;probability : 1&#10;}," calcext:value-type="string">
            <text:p>{<text:line-break/>color : 'yellow',<text:line-break/>size : 4,<text:line-break/>probability : 1<text:line-break/>},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C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00/00/0000</text:date>, <text:time style:data-style-name="N2" text:time-value="0000-00-00T19:17:03.6824434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5:46:50.807796209</meta:creation-date>
    <dc:date>2014-06-11T19:36:10.927165474</dc:date>
    <meta:editing-duration>PT16M54S</meta:editing-duration>
    <meta:editing-cycles>10</meta:editing-cycles>
    <meta:generator>LibreOffice/4.1.4.2$Linux_X86_64 LibreOffice_project/410$Build-2</meta:generator>
    <meta:document-statistic meta:table-count="1" meta:cell-count="96" meta:object-count="0"/>
  </office:meta>
</office:document-meta>
</file>